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5f6" officeooo:paragraph-rsid="000b05f6"/>
    </style:style>
    <style:style style:name="P2" style:family="paragraph" style:parent-style-name="Standard">
      <style:text-properties officeooo:rsid="000be041" officeooo:paragraph-rsid="000be041"/>
    </style:style>
    <style:style style:name="P3" style:family="paragraph" style:parent-style-name="Standard">
      <style:text-properties fo:color="#800000" officeooo:rsid="000b05f6" officeooo:paragraph-rsid="000b05f6"/>
    </style:style>
    <style:style style:name="T1" style:family="text">
      <style:text-properties officeooo:rsid="000b4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éunion 08/07/16 </text:p>
      <text:p text:style-name="P1"/>
      <text:p text:style-name="P3">. Faire connaitre la date limite de livraison au client (avant / après ) qu’ils commandes depuis le garde-manger</text:p>
      <text:p text:style-name="P1"/>
      <text:p text:style-name="P1">. Changer le calcul de de la date limite de <text:span text:style-name="T1">commande</text:span> (DLUO – 2jours &amp;&amp; dateLimiteDe<text:span text:style-name="T1">Livraison</text:span> pt relais favoris) <text:s text:c="2"/>+ proposer des dates plus proches si le client est prêt à changer de point relais.</text:p>
      <text:p text:style-name="P1"/>
      <text:p text:style-name="P1">. DateLimiteDeCommande: <text:s text:c="2"/>Paris = DLUO - 2jours</text:p>
      <text:p text:style-name="P1"><text:tab/><text:tab/><text:tab/><text:tab/>Lyon = DLUO – 1jour</text:p>
      <text:p text:style-name="P1"/>
      <text:p text:style-name="P1"/>
      <text:p text:style-name="P1">. Heure max de commande 00h00</text:p>
      <text:p text:style-name="P1"/>
      <text:p text:style-name="P1">.<text:span text:style-name="T1">Administration récolt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1:03:21.686541584</meta:creation-date>
    <dc:date>2016-07-08T12:22:30.806036406</dc:date>
    <meta:editing-duration>PT56M55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7" meta:word-count="74" meta:character-count="448" meta:non-whitespace-character-count="369"/>
  </office:meta>
</office:document-meta>
</file>